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72.77pt" svg:height="445.86pt" svg:x="194.85pt" svg:y="924.41pt">
            <draw:object draw:notify-on-update-of-ranges="Sheet1.A1:Sheet1.A1 Sheet1.A2:Sheet1.A92 Sheet1.B1:Sheet1.B1 Sheet1.B2:Sheet1.B92 Sheet1.C1:Sheet1.C1 Sheet1.C2:Sheet1.C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2adj</text:p>
          </table:table-cell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office:value-type="float" office:value="0.995446333223263" calcext:value-type="float">
            <text:p>0.995446333223263</text:p>
          </table:table-cell>
          <table:table-cell office:value-type="float" office:value="0.995432392590235" calcext:value-type="float">
            <text:p>0.995432392590235</text:p>
          </table:table-cell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0.995446333223263" calcext:value-type="float">
            <text:p>0.995446333223263</text:p>
          </table:table-cell>
          <table:table-cell office:value-type="float" office:value="0.995432392590235" calcext:value-type="float">
            <text:p>0.995432392590235</text:p>
          </table:table-cell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0.995446333223263" calcext:value-type="float">
            <text:p>0.995446333223263</text:p>
          </table:table-cell>
          <table:table-cell office:value-type="float" office:value="0.995432392590235" calcext:value-type="float">
            <text:p>0.995432392590235</text:p>
          </table:table-cell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0.995446333223263" calcext:value-type="float">
            <text:p>0.995446333223263</text:p>
          </table:table-cell>
          <table:table-cell office:value-type="float" office:value="0.995432392590235" calcext:value-type="float">
            <text:p>0.995432392590235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0.968549771823469" calcext:value-type="float">
            <text:p>0.968549771823469</text:p>
          </table:table-cell>
          <table:table-cell office:value-type="float" office:value="0.968453489835534" calcext:value-type="float">
            <text:p>0.968453489835534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0.944483087546291" calcext:value-type="float">
            <text:p>0.944483087546291</text:p>
          </table:table-cell>
          <table:table-cell office:value-type="float" office:value="0.944313127612613" calcext:value-type="float">
            <text:p>0.944313127612613</text:p>
          </table:table-cell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0.956702425828007" calcext:value-type="float">
            <text:p>0.956702425828007</text:p>
          </table:table-cell>
          <table:table-cell office:value-type="float" office:value="0.956569874277327" calcext:value-type="float">
            <text:p>0.956569874277327</text:p>
          </table:table-cell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office:value-type="float" office:value="0.962457830672285" calcext:value-type="float">
            <text:p>0.962457830672285</text:p>
          </table:table-cell>
          <table:table-cell office:value-type="float" office:value="0.962342898765465" calcext:value-type="float">
            <text:p>0.962342898765465</text:p>
          </table:table-cell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0.962457830672285" calcext:value-type="float">
            <text:p>0.962457830672285</text:p>
          </table:table-cell>
          <table:table-cell office:value-type="float" office:value="0.962342898765465" calcext:value-type="float">
            <text:p>0.962342898765465</text:p>
          </table:table-cell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0.969331428091174" calcext:value-type="float">
            <text:p>0.969331428091174</text:p>
          </table:table-cell>
          <table:table-cell office:value-type="float" office:value="0.969237539072185" calcext:value-type="float">
            <text:p>0.969237539072185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0.979542914969647" calcext:value-type="float">
            <text:p>0.979542914969647</text:p>
          </table:table-cell>
          <table:table-cell office:value-type="float" office:value="0.979480287480809" calcext:value-type="float">
            <text:p>0.979480287480809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office:value-type="float" office:value="0.984254109751348" calcext:value-type="float">
            <text:p>0.984254109751348</text:p>
          </table:table-cell>
          <table:table-cell office:value-type="float" office:value="0.984205905153072" calcext:value-type="float">
            <text:p>0.984205905153072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0.980808348388516" calcext:value-type="float">
            <text:p>0.980808348388516</text:p>
          </table:table-cell>
          <table:table-cell office:value-type="float" office:value="0.980749594907983" calcext:value-type="float">
            <text:p>0.980749594907983</text:p>
          </table:table-cell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0.985633603377407" calcext:value-type="float">
            <text:p>0.985633603377407</text:p>
          </table:table-cell>
          <table:table-cell office:value-type="float" office:value="0.985589621972295" calcext:value-type="float">
            <text:p>0.985589621972295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0.984535428907312" calcext:value-type="float">
            <text:p>0.984535428907312</text:p>
          </table:table-cell>
          <table:table-cell office:value-type="float" office:value="0.98448808554182" calcext:value-type="float">
            <text:p>0.98448808554182</text:p>
          </table:table-cell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0.991968224328921" calcext:value-type="float">
            <text:p>0.991968224328921</text:p>
          </table:table-cell>
          <table:table-cell office:value-type="float" office:value="0.991943635784637" calcext:value-type="float">
            <text:p>0.991943635784637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0.991639188938845" calcext:value-type="float">
            <text:p>0.991639188938845</text:p>
          </table:table-cell>
          <table:table-cell office:value-type="float" office:value="0.991613593082904" calcext:value-type="float">
            <text:p>0.991613593082904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0.992483665730469" calcext:value-type="float">
            <text:p>0.992483665730469</text:p>
          </table:table-cell>
          <table:table-cell office:value-type="float" office:value="0.992460655162743" calcext:value-type="float">
            <text:p>0.992460655162743</text:p>
          </table:table-cell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0.992054282645218" calcext:value-type="float">
            <text:p>0.992054282645218</text:p>
          </table:table-cell>
          <table:table-cell office:value-type="float" office:value="0.992029957560574" calcext:value-type="float">
            <text:p>0.992029957560574</text:p>
          </table:table-cell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0.990861694707951" calcext:value-type="float">
            <text:p>0.990861694707951</text:p>
          </table:table-cell>
          <table:table-cell office:value-type="float" office:value="0.990833718624759" calcext:value-type="float">
            <text:p>0.990833718624759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0.98815085001704" calcext:value-type="float">
            <text:p>0.98815085001704</text:p>
          </table:table-cell>
          <table:table-cell office:value-type="float" office:value="0.988114574931553" calcext:value-type="float">
            <text:p>0.988114574931553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0.988241192974254" calcext:value-type="float">
            <text:p>0.988241192974254</text:p>
          </table:table-cell>
          <table:table-cell office:value-type="float" office:value="0.988205194465441" calcext:value-type="float">
            <text:p>0.988205194465441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0.986074165437582" calcext:value-type="float">
            <text:p>0.986074165437582</text:p>
          </table:table-cell>
          <table:table-cell office:value-type="float" office:value="0.986031532772796" calcext:value-type="float">
            <text:p>0.986031532772796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0.984383178300088" calcext:value-type="float">
            <text:p>0.984383178300088</text:p>
          </table:table-cell>
          <table:table-cell office:value-type="float" office:value="0.984335368833332" calcext:value-type="float">
            <text:p>0.984335368833332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0.992334025179399" calcext:value-type="float">
            <text:p>0.992334025179399</text:p>
          </table:table-cell>
          <table:table-cell office:value-type="float" office:value="0.992310556500856" calcext:value-type="float">
            <text:p>0.992310556500856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0.992685634995273" calcext:value-type="float">
            <text:p>0.992685634995273</text:p>
          </table:table-cell>
          <table:table-cell office:value-type="float" office:value="0.99266324273792" calcext:value-type="float">
            <text:p>0.99266324273792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0.993124378379625" calcext:value-type="float">
            <text:p>0.993124378379625</text:p>
          </table:table-cell>
          <table:table-cell office:value-type="float" office:value="0.993103329294888" calcext:value-type="float">
            <text:p>0.993103329294888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0.992139143615336" calcext:value-type="float">
            <text:p>0.992139143615336</text:p>
          </table:table-cell>
          <table:table-cell office:value-type="float" office:value="0.992115078324765" calcext:value-type="float">
            <text:p>0.992115078324765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0.991464625317416" calcext:value-type="float">
            <text:p>0.991464625317416</text:p>
          </table:table-cell>
          <table:table-cell office:value-type="float" office:value="0.991438495050965" calcext:value-type="float">
            <text:p>0.991438495050965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0.991456641258661" calcext:value-type="float">
            <text:p>0.991456641258661</text:p>
          </table:table-cell>
          <table:table-cell office:value-type="float" office:value="0.991430486549746" calcext:value-type="float">
            <text:p>0.991430486549746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0.994030284198479" calcext:value-type="float">
            <text:p>0.994030284198479</text:p>
          </table:table-cell>
          <table:table-cell office:value-type="float" office:value="0.994012008461288" calcext:value-type="float">
            <text:p>0.99401200846128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0.995108340331844" calcext:value-type="float">
            <text:p>0.995108340331844</text:p>
          </table:table-cell>
          <table:table-cell office:value-type="float" office:value="0.995093364964591" calcext:value-type="float">
            <text:p>0.995093364964591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0.995224931254417" calcext:value-type="float">
            <text:p>0.995224931254417</text:p>
          </table:table-cell>
          <table:table-cell office:value-type="float" office:value="0.995210312819576" calcext:value-type="float">
            <text:p>0.995210312819576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0.995393307737314" calcext:value-type="float">
            <text:p>0.995393307737314</text:p>
          </table:table-cell>
          <table:table-cell office:value-type="float" office:value="0.995379204771626" calcext:value-type="float">
            <text:p>0.995379204771626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0.995330822546255" calcext:value-type="float">
            <text:p>0.995330822546255</text:p>
          </table:table-cell>
          <table:table-cell office:value-type="float" office:value="0.995316528287887" calcext:value-type="float">
            <text:p>0.995316528287887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0.99463788913369" calcext:value-type="float">
            <text:p>0.99463788913369</text:p>
          </table:table-cell>
          <table:table-cell office:value-type="float" office:value="0.994621473523258" calcext:value-type="float">
            <text:p>0.994621473523258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0.994375247799625" calcext:value-type="float">
            <text:p>0.994375247799625</text:p>
          </table:table-cell>
          <table:table-cell office:value-type="float" office:value="0.994358028136847" calcext:value-type="float">
            <text:p>0.994358028136847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0.994485424767247" calcext:value-type="float">
            <text:p>0.994485424767247</text:p>
          </table:table-cell>
          <table:table-cell office:value-type="float" office:value="0.994468542401146" calcext:value-type="float">
            <text:p>0.994468542401146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0.994970153033897" calcext:value-type="float">
            <text:p>0.994970153033897</text:p>
          </table:table-cell>
          <table:table-cell office:value-type="float" office:value="0.99495475461891" calcext:value-type="float">
            <text:p>0.99495475461891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0.994876533320441" calcext:value-type="float">
            <text:p>0.994876533320441</text:p>
          </table:table-cell>
          <table:table-cell office:value-type="float" office:value="0.994860848297291" calcext:value-type="float">
            <text:p>0.994860848297291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0.994978256044187" calcext:value-type="float">
            <text:p>0.994978256044187</text:p>
          </table:table-cell>
          <table:table-cell office:value-type="float" office:value="0.994962882435822" calcext:value-type="float">
            <text:p>0.994962882435822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0.994783853665347" calcext:value-type="float">
            <text:p>0.994783853665347</text:p>
          </table:table-cell>
          <table:table-cell office:value-type="float" office:value="0.994767884911936" calcext:value-type="float">
            <text:p>0.994767884911936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0.994074695245204" calcext:value-type="float">
            <text:p>0.994074695245204</text:p>
          </table:table-cell>
          <table:table-cell office:value-type="float" office:value="0.994056555468357" calcext:value-type="float">
            <text:p>0.994056555468357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0.99375595465364" calcext:value-type="float">
            <text:p>0.99375595465364</text:p>
          </table:table-cell>
          <table:table-cell office:value-type="float" office:value="0.993736839081718" calcext:value-type="float">
            <text:p>0.993736839081718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0.993143845409365" calcext:value-type="float">
            <text:p>0.993143845409365</text:p>
          </table:table-cell>
          <table:table-cell office:value-type="float" office:value="0.993122855921153" calcext:value-type="float">
            <text:p>0.993122855921153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0.993425007192752" calcext:value-type="float">
            <text:p>0.993425007192752</text:p>
          </table:table-cell>
          <table:table-cell office:value-type="float" office:value="0.993404878455543" calcext:value-type="float">
            <text:p>0.993404878455543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0.992772706353967" calcext:value-type="float">
            <text:p>0.992772706353967</text:p>
          </table:table-cell>
          <table:table-cell office:value-type="float" office:value="0.99275058065759" calcext:value-type="float">
            <text:p>0.99275058065759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0.992958966343266" calcext:value-type="float">
            <text:p>0.992958966343266</text:p>
          </table:table-cell>
          <table:table-cell office:value-type="float" office:value="0.992937410864756" calcext:value-type="float">
            <text:p>0.992937410864756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0.993051416603849" calcext:value-type="float">
            <text:p>0.993051416603849</text:p>
          </table:table-cell>
          <table:table-cell office:value-type="float" office:value="0.99303014415333" calcext:value-type="float">
            <text:p>0.99303014415333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.992648098061563" calcext:value-type="float">
            <text:p>0.992648098061563</text:p>
          </table:table-cell>
          <table:table-cell office:value-type="float" office:value="0.992625590888331" calcext:value-type="float">
            <text:p>0.992625590888331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0.99235154924101" calcext:value-type="float">
            <text:p>0.99235154924101</text:p>
          </table:table-cell>
          <table:table-cell office:value-type="float" office:value="0.992328134210774" calcext:value-type="float">
            <text:p>0.992328134210774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0.992294363181084" calcext:value-type="float">
            <text:p>0.992294363181084</text:p>
          </table:table-cell>
          <table:table-cell office:value-type="float" office:value="0.992270773080972" calcext:value-type="float">
            <text:p>0.992270773080972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0.99201761199644" calcext:value-type="float">
            <text:p>0.99201761199644</text:p>
          </table:table-cell>
          <table:table-cell office:value-type="float" office:value="0.991993174647969" calcext:value-type="float">
            <text:p>0.991993174647969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0.991791803146254" calcext:value-type="float">
            <text:p>0.991791803146254</text:p>
          </table:table-cell>
          <table:table-cell office:value-type="float" office:value="0.991766674504707" calcext:value-type="float">
            <text:p>0.991766674504707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0.991173931056956" calcext:value-type="float">
            <text:p>0.991173931056956</text:p>
          </table:table-cell>
          <table:table-cell office:value-type="float" office:value="0.991146910856698" calcext:value-type="float">
            <text:p>0.991146910856698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0.991338052764985" calcext:value-type="float">
            <text:p>0.991338052764985</text:p>
          </table:table-cell>
          <table:table-cell office:value-type="float" office:value="0.991311535008277" calcext:value-type="float">
            <text:p>0.9913115350082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0.990629262496193" calcext:value-type="float">
            <text:p>0.990629262496193</text:p>
          </table:table-cell>
          <table:table-cell office:value-type="float" office:value="0.990600574843111" calcext:value-type="float">
            <text:p>0.990600574843111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0.990396536108834" calcext:value-type="float">
            <text:p>0.990396536108834</text:p>
          </table:table-cell>
          <table:table-cell office:value-type="float" office:value="0.990367135985271" calcext:value-type="float">
            <text:p>0.990367135985271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0.989761697036422" calcext:value-type="float">
            <text:p>0.989761697036422</text:p>
          </table:table-cell>
          <table:table-cell office:value-type="float" office:value="0.989730353411286" calcext:value-type="float">
            <text:p>0.989730353411286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0.989054886046518" calcext:value-type="float">
            <text:p>0.989054886046518</text:p>
          </table:table-cell>
          <table:table-cell office:value-type="float" office:value="0.989021378584388" calcext:value-type="float">
            <text:p>0.989021378584388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0.988502039376776" calcext:value-type="float">
            <text:p>0.988502039376776</text:p>
          </table:table-cell>
          <table:table-cell office:value-type="float" office:value="0.988466839425291" calcext:value-type="float">
            <text:p>0.988466839425291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0.98790562645736" calcext:value-type="float">
            <text:p>0.98790562645736</text:p>
          </table:table-cell>
          <table:table-cell office:value-type="float" office:value="0.987868600642444" calcext:value-type="float">
            <text:p>0.98786860064244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0.987093796030976" calcext:value-type="float">
            <text:p>0.987093796030976</text:p>
          </table:table-cell>
          <table:table-cell office:value-type="float" office:value="0.987054284871697" calcext:value-type="float">
            <text:p>0.987054284871697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0.985563993169057" calcext:value-type="float">
            <text:p>0.985563993169057</text:p>
          </table:table-cell>
          <table:table-cell office:value-type="float" office:value="0.98551979865868" calcext:value-type="float">
            <text:p>0.98551979865868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0.984879883107198" calcext:value-type="float">
            <text:p>0.984879883107198</text:p>
          </table:table-cell>
          <table:table-cell office:value-type="float" office:value="0.984833594256635" calcext:value-type="float">
            <text:p>0.984833594256635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0.984029091518066" calcext:value-type="float">
            <text:p>0.984029091518066</text:p>
          </table:table-cell>
          <table:table-cell office:value-type="float" office:value="0.983980198047115" calcext:value-type="float">
            <text:p>0.983980198047115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0.984297290899296" calcext:value-type="float">
            <text:p>0.984297290899296</text:p>
          </table:table-cell>
          <table:table-cell office:value-type="float" office:value="0.984249218496142" calcext:value-type="float">
            <text:p>0.984249218496142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0.983461958243285" calcext:value-type="float">
            <text:p>0.983461958243285</text:p>
          </table:table-cell>
          <table:table-cell office:value-type="float" office:value="0.983411328545849" calcext:value-type="float">
            <text:p>0.983411328545849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0.982249514610818" calcext:value-type="float">
            <text:p>0.982249514610818</text:p>
          </table:table-cell>
          <table:table-cell office:value-type="float" office:value="0.982195173128445" calcext:value-type="float">
            <text:p>0.982195173128445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0.982180010097479" calcext:value-type="float">
            <text:p>0.982180010097479</text:p>
          </table:table-cell>
          <table:table-cell office:value-type="float" office:value="0.982125455833416" calcext:value-type="float">
            <text:p>0.982125455833416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0.98161325985815" calcext:value-type="float">
            <text:p>0.98161325985815</text:p>
          </table:table-cell>
          <table:table-cell office:value-type="float" office:value="0.981556970540229" calcext:value-type="float">
            <text:p>0.981556970540229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0.980988876406176" calcext:value-type="float">
            <text:p>0.980988876406176</text:p>
          </table:table-cell>
          <table:table-cell office:value-type="float" office:value="0.980930675595606" calcext:value-type="float">
            <text:p>0.980930675595606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0.979634099059111" calcext:value-type="float">
            <text:p>0.979634099059111</text:p>
          </table:table-cell>
          <table:table-cell office:value-type="float" office:value="0.979571750721997" calcext:value-type="float">
            <text:p>0.979571750721997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0.979339219295738" calcext:value-type="float">
            <text:p>0.979339219295738</text:p>
          </table:table-cell>
          <table:table-cell office:value-type="float" office:value="0.979275968211284" calcext:value-type="float">
            <text:p>0.979275968211284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0.978001724829459" calcext:value-type="float">
            <text:p>0.978001724829459</text:p>
          </table:table-cell>
          <table:table-cell office:value-type="float" office:value="0.977934379128415" calcext:value-type="float">
            <text:p>0.977934379128415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0.977516597914009" calcext:value-type="float">
            <text:p>0.977516597914009</text:p>
          </table:table-cell>
          <table:table-cell office:value-type="float" office:value="0.977447767041424" calcext:value-type="float">
            <text:p>0.977447767041424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0.976504976591698" calcext:value-type="float">
            <text:p>0.976504976591698</text:p>
          </table:table-cell>
          <table:table-cell office:value-type="float" office:value="0.976433048733253" calcext:value-type="float">
            <text:p>0.976433048733253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0.975884284256456" calcext:value-type="float">
            <text:p>0.975884284256456</text:p>
          </table:table-cell>
          <table:table-cell office:value-type="float" office:value="0.975810456205377" calcext:value-type="float">
            <text:p>0.975810456205377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0.972687811712351" calcext:value-type="float">
            <text:p>0.972687811712351</text:p>
          </table:table-cell>
          <table:table-cell office:value-type="float" office:value="0.972604197953862" calcext:value-type="float">
            <text:p>0.972604197953862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0.971719049215667" calcext:value-type="float">
            <text:p>0.971719049215667</text:p>
          </table:table-cell>
          <table:table-cell office:value-type="float" office:value="0.97163246967968" calcext:value-type="float">
            <text:p>0.97163246967968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0.972593921459685" calcext:value-type="float">
            <text:p>0.972593921459685</text:p>
          </table:table-cell>
          <table:table-cell office:value-type="float" office:value="0.972510020264802" calcext:value-type="float">
            <text:p>0.972510020264802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0.971851929578013" calcext:value-type="float">
            <text:p>0.971851929578013</text:p>
          </table:table-cell>
          <table:table-cell office:value-type="float" office:value="0.971765756843063" calcext:value-type="float">
            <text:p>0.971765756843063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0.970781303028502" calcext:value-type="float">
            <text:p>0.970781303028502</text:p>
          </table:table-cell>
          <table:table-cell office:value-type="float" office:value="0.970691852668604" calcext:value-type="float">
            <text:p>0.970691852668604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0.970255541546431" calcext:value-type="float">
            <text:p>0.970255541546431</text:p>
          </table:table-cell>
          <table:table-cell office:value-type="float" office:value="0.970164481615995" calcext:value-type="float">
            <text:p>0.970164481615995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0.968362069378119" calcext:value-type="float">
            <text:p>0.968362069378119</text:p>
          </table:table-cell>
          <table:table-cell office:value-type="float" office:value="0.96826521275637" calcext:value-type="float">
            <text:p>0.96826521275637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0.966459151473418" calcext:value-type="float">
            <text:p>0.966459151473418</text:p>
          </table:table-cell>
          <table:table-cell office:value-type="float" office:value="0.966356469243101" calcext:value-type="float">
            <text:p>0.96635646924310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0.965449681805159" calcext:value-type="float">
            <text:p>0.965449681805159</text:p>
          </table:table-cell>
          <table:table-cell office:value-type="float" office:value="0.965343909176073" calcext:value-type="float">
            <text:p>0.965343909176073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0.963867155992295" calcext:value-type="float">
            <text:p>0.963867155992295</text:p>
          </table:table-cell>
          <table:table-cell office:value-type="float" office:value="0.963756538605634" calcext:value-type="float">
            <text:p>0.963756538605634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0.962377098754206" calcext:value-type="float">
            <text:p>0.962377098754206</text:p>
          </table:table-cell>
          <table:table-cell office:value-type="float" office:value="0.962261919694026" calcext:value-type="float">
            <text:p>0.962261919694026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0.96192424222943" calcext:value-type="float">
            <text:p>0.96192424222943</text:p>
          </table:table-cell>
          <table:table-cell office:value-type="float" office:value="0.961807676790551" calcext:value-type="float">
            <text:p>0.961807676790551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0.960294455232327" calcext:value-type="float">
            <text:p>0.960294455232327</text:p>
          </table:table-cell>
          <table:table-cell office:value-type="float" office:value="0.960172900350092" calcext:value-type="float">
            <text:p>0.9601729003500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4T15:24:12.659758474</meta:creation-date>
    <dc:date>2020-08-24T15:45:00.184467908</dc:date>
    <meta:editing-duration>PT10M37S</meta:editing-duration>
    <meta:editing-cycles>1</meta:editing-cycles>
    <meta:document-statistic meta:table-count="1" meta:cell-count="27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318cm" svg:height="15.73cm" xlink:href=".." xlink:type="simple" chart:class="chart:scatter" chart:style-name="ch1">
        <chart:legend chart:legend-position="end" svg:x="32.064cm" svg:y="7.311cm" style:legend-expansion="high" chart:style-name="ch2"/>
        <chart:plot-area chart:style-name="ch3" table:cell-range-address="Sheet1.A1:Sheet1.C92" chart:data-source-has-labels="both" svg:x="0.686cm" svg:y="0.314cm" svg:width="30.692cm" svg:height="15.102cm">
          <chartooo:coordinate-region svg:x="1.614cm" svg:y="0.516cm" svg:width="28.873cm" svg:height="14.247cm"/>
          <chart:axis chart:dimension="x" chart:name="primary-x" chart:style-name="ch4" chartooo:axis-type="auto">
            <chart:categories table:cell-range-address="Sheet1.A2:Sheet1.A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label-cell-address="Sheet1.B1:Sheet1.B1" chart:class="chart:scatter">
            <chart:domain table:cell-range-address="Sheet1.A2:Sheet1.A92"/>
            <chart:data-point chart:repeated="91"/>
          </chart:series>
          <chart:series chart:style-name="ch8" chart:values-cell-range-address="Sheet1.C2:Sheet1.C92" chart:label-cell-address="Sheet1.C1:Sheet1.C1" chart:class="chart:scatter">
            <chart:data-point chart:repeated="9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2</text:p>
                <draw:g>
                  <svg:desc>Sheet1.B1:Sheet1.B1</svg:desc>
                </draw:g>
              </table:table-cell>
              <table:table-cell office:value-type="string">
                <text:p>R2adj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Sheet1.A2:Sheet1.A92</svg:desc>
                </draw:g>
              </table:table-cell>
              <table:table-cell office:value-type="float" office:value="0.995446333223263">
                <text:p>0.995446333223263</text:p>
                <draw:g>
                  <svg:desc>Sheet1.B2:Sheet1.B92</svg:desc>
                </draw:g>
              </table:table-cell>
              <table:table-cell office:value-type="float" office:value="0.995432392590235">
                <text:p>0.995432392590235</text:p>
                <draw:g>
                  <svg:desc>Sheet1.C2:Sheet1.C92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.995446333223263">
                <text:p>0.995446333223263</text:p>
              </table:table-cell>
              <table:table-cell office:value-type="float" office:value="0.995432392590235">
                <text:p>0.995432392590235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.995446333223263">
                <text:p>0.995446333223263</text:p>
              </table:table-cell>
              <table:table-cell office:value-type="float" office:value="0.995432392590235">
                <text:p>0.995432392590235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995446333223263">
                <text:p>0.995446333223263</text:p>
              </table:table-cell>
              <table:table-cell office:value-type="float" office:value="0.995432392590235">
                <text:p>0.995432392590235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968549771823469">
                <text:p>0.968549771823469</text:p>
              </table:table-cell>
              <table:table-cell office:value-type="float" office:value="0.968453489835534">
                <text:p>0.968453489835534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944483087546291">
                <text:p>0.944483087546291</text:p>
              </table:table-cell>
              <table:table-cell office:value-type="float" office:value="0.944313127612613">
                <text:p>0.94431312761261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956702425828007">
                <text:p>0.956702425828007</text:p>
              </table:table-cell>
              <table:table-cell office:value-type="float" office:value="0.956569874277327">
                <text:p>0.95656987427732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962457830672285">
                <text:p>0.962457830672285</text:p>
              </table:table-cell>
              <table:table-cell office:value-type="float" office:value="0.962342898765465">
                <text:p>0.96234289876546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962457830672285">
                <text:p>0.962457830672285</text:p>
              </table:table-cell>
              <table:table-cell office:value-type="float" office:value="0.962342898765465">
                <text:p>0.96234289876546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969331428091174">
                <text:p>0.969331428091174</text:p>
              </table:table-cell>
              <table:table-cell office:value-type="float" office:value="0.969237539072185">
                <text:p>0.96923753907218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979542914969647">
                <text:p>0.979542914969647</text:p>
              </table:table-cell>
              <table:table-cell office:value-type="float" office:value="0.979480287480809">
                <text:p>0.979480287480809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984254109751348">
                <text:p>0.984254109751348</text:p>
              </table:table-cell>
              <table:table-cell office:value-type="float" office:value="0.984205905153072">
                <text:p>0.984205905153072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980808348388516">
                <text:p>0.980808348388516</text:p>
              </table:table-cell>
              <table:table-cell office:value-type="float" office:value="0.980749594907983">
                <text:p>0.98074959490798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985633603377407">
                <text:p>0.985633603377407</text:p>
              </table:table-cell>
              <table:table-cell office:value-type="float" office:value="0.985589621972295">
                <text:p>0.98558962197229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984535428907312">
                <text:p>0.984535428907312</text:p>
              </table:table-cell>
              <table:table-cell office:value-type="float" office:value="0.98448808554182">
                <text:p>0.9844880855418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991968224328921">
                <text:p>0.991968224328921</text:p>
              </table:table-cell>
              <table:table-cell office:value-type="float" office:value="0.991943635784637">
                <text:p>0.99194363578463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991639188938845">
                <text:p>0.991639188938845</text:p>
              </table:table-cell>
              <table:table-cell office:value-type="float" office:value="0.991613593082904">
                <text:p>0.99161359308290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992483665730469">
                <text:p>0.992483665730469</text:p>
              </table:table-cell>
              <table:table-cell office:value-type="float" office:value="0.992460655162743">
                <text:p>0.99246065516274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992054282645218">
                <text:p>0.992054282645218</text:p>
              </table:table-cell>
              <table:table-cell office:value-type="float" office:value="0.992029957560574">
                <text:p>0.99202995756057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990861694707951">
                <text:p>0.990861694707951</text:p>
              </table:table-cell>
              <table:table-cell office:value-type="float" office:value="0.990833718624759">
                <text:p>0.99083371862475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98815085001704">
                <text:p>0.98815085001704</text:p>
              </table:table-cell>
              <table:table-cell office:value-type="float" office:value="0.988114574931553">
                <text:p>0.98811457493155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988241192974254">
                <text:p>0.988241192974254</text:p>
              </table:table-cell>
              <table:table-cell office:value-type="float" office:value="0.988205194465441">
                <text:p>0.98820519446544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986074165437582">
                <text:p>0.986074165437582</text:p>
              </table:table-cell>
              <table:table-cell office:value-type="float" office:value="0.986031532772796">
                <text:p>0.98603153277279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984383178300088">
                <text:p>0.984383178300088</text:p>
              </table:table-cell>
              <table:table-cell office:value-type="float" office:value="0.984335368833332">
                <text:p>0.98433536883333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992334025179399">
                <text:p>0.992334025179399</text:p>
              </table:table-cell>
              <table:table-cell office:value-type="float" office:value="0.992310556500856">
                <text:p>0.9923105565008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992685634995273">
                <text:p>0.992685634995273</text:p>
              </table:table-cell>
              <table:table-cell office:value-type="float" office:value="0.99266324273792">
                <text:p>0.9926632427379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993124378379625">
                <text:p>0.993124378379625</text:p>
              </table:table-cell>
              <table:table-cell office:value-type="float" office:value="0.993103329294888">
                <text:p>0.99310332929488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992139143615336">
                <text:p>0.992139143615336</text:p>
              </table:table-cell>
              <table:table-cell office:value-type="float" office:value="0.992115078324765">
                <text:p>0.99211507832476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991464625317416">
                <text:p>0.991464625317416</text:p>
              </table:table-cell>
              <table:table-cell office:value-type="float" office:value="0.991438495050965">
                <text:p>0.99143849505096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991456641258661">
                <text:p>0.991456641258661</text:p>
              </table:table-cell>
              <table:table-cell office:value-type="float" office:value="0.991430486549746">
                <text:p>0.991430486549746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994030284198479">
                <text:p>0.994030284198479</text:p>
              </table:table-cell>
              <table:table-cell office:value-type="float" office:value="0.994012008461288">
                <text:p>0.99401200846128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995108340331844">
                <text:p>0.995108340331844</text:p>
              </table:table-cell>
              <table:table-cell office:value-type="float" office:value="0.995093364964591">
                <text:p>0.99509336496459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995224931254417">
                <text:p>0.995224931254417</text:p>
              </table:table-cell>
              <table:table-cell office:value-type="float" office:value="0.995210312819576">
                <text:p>0.99521031281957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995393307737314">
                <text:p>0.995393307737314</text:p>
              </table:table-cell>
              <table:table-cell office:value-type="float" office:value="0.995379204771626">
                <text:p>0.99537920477162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995330822546255">
                <text:p>0.995330822546255</text:p>
              </table:table-cell>
              <table:table-cell office:value-type="float" office:value="0.995316528287887">
                <text:p>0.99531652828788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99463788913369">
                <text:p>0.99463788913369</text:p>
              </table:table-cell>
              <table:table-cell office:value-type="float" office:value="0.994621473523258">
                <text:p>0.99462147352325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994375247799625">
                <text:p>0.994375247799625</text:p>
              </table:table-cell>
              <table:table-cell office:value-type="float" office:value="0.994358028136847">
                <text:p>0.99435802813684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994485424767247">
                <text:p>0.994485424767247</text:p>
              </table:table-cell>
              <table:table-cell office:value-type="float" office:value="0.994468542401146">
                <text:p>0.99446854240114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994970153033897">
                <text:p>0.994970153033897</text:p>
              </table:table-cell>
              <table:table-cell office:value-type="float" office:value="0.99495475461891">
                <text:p>0.9949547546189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994876533320441">
                <text:p>0.994876533320441</text:p>
              </table:table-cell>
              <table:table-cell office:value-type="float" office:value="0.994860848297291">
                <text:p>0.99486084829729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994978256044187">
                <text:p>0.994978256044187</text:p>
              </table:table-cell>
              <table:table-cell office:value-type="float" office:value="0.994962882435822">
                <text:p>0.99496288243582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994783853665347">
                <text:p>0.994783853665347</text:p>
              </table:table-cell>
              <table:table-cell office:value-type="float" office:value="0.994767884911936">
                <text:p>0.99476788491193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994074695245204">
                <text:p>0.994074695245204</text:p>
              </table:table-cell>
              <table:table-cell office:value-type="float" office:value="0.994056555468357">
                <text:p>0.99405655546835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99375595465364">
                <text:p>0.99375595465364</text:p>
              </table:table-cell>
              <table:table-cell office:value-type="float" office:value="0.993736839081718">
                <text:p>0.99373683908171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993143845409365">
                <text:p>0.993143845409365</text:p>
              </table:table-cell>
              <table:table-cell office:value-type="float" office:value="0.993122855921153">
                <text:p>0.993122855921153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993425007192752">
                <text:p>0.993425007192752</text:p>
              </table:table-cell>
              <table:table-cell office:value-type="float" office:value="0.993404878455543">
                <text:p>0.99340487845554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992772706353967">
                <text:p>0.992772706353967</text:p>
              </table:table-cell>
              <table:table-cell office:value-type="float" office:value="0.99275058065759">
                <text:p>0.992750580657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992958966343266">
                <text:p>0.992958966343266</text:p>
              </table:table-cell>
              <table:table-cell office:value-type="float" office:value="0.992937410864756">
                <text:p>0.99293741086475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993051416603849">
                <text:p>0.993051416603849</text:p>
              </table:table-cell>
              <table:table-cell office:value-type="float" office:value="0.99303014415333">
                <text:p>0.9930301441533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992648098061563">
                <text:p>0.992648098061563</text:p>
              </table:table-cell>
              <table:table-cell office:value-type="float" office:value="0.992625590888331">
                <text:p>0.99262559088833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99235154924101">
                <text:p>0.99235154924101</text:p>
              </table:table-cell>
              <table:table-cell office:value-type="float" office:value="0.992328134210774">
                <text:p>0.99232813421077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992294363181084">
                <text:p>0.992294363181084</text:p>
              </table:table-cell>
              <table:table-cell office:value-type="float" office:value="0.992270773080972">
                <text:p>0.99227077308097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99201761199644">
                <text:p>0.99201761199644</text:p>
              </table:table-cell>
              <table:table-cell office:value-type="float" office:value="0.991993174647969">
                <text:p>0.99199317464796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991791803146254">
                <text:p>0.991791803146254</text:p>
              </table:table-cell>
              <table:table-cell office:value-type="float" office:value="0.991766674504707">
                <text:p>0.99176667450470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991173931056956">
                <text:p>0.991173931056956</text:p>
              </table:table-cell>
              <table:table-cell office:value-type="float" office:value="0.991146910856698">
                <text:p>0.99114691085669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991338052764985">
                <text:p>0.991338052764985</text:p>
              </table:table-cell>
              <table:table-cell office:value-type="float" office:value="0.991311535008277">
                <text:p>0.99131153500827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990629262496193">
                <text:p>0.990629262496193</text:p>
              </table:table-cell>
              <table:table-cell office:value-type="float" office:value="0.990600574843111">
                <text:p>0.99060057484311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990396536108834">
                <text:p>0.990396536108834</text:p>
              </table:table-cell>
              <table:table-cell office:value-type="float" office:value="0.990367135985271">
                <text:p>0.99036713598527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989761697036422">
                <text:p>0.989761697036422</text:p>
              </table:table-cell>
              <table:table-cell office:value-type="float" office:value="0.989730353411286">
                <text:p>0.989730353411286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989054886046518">
                <text:p>0.989054886046518</text:p>
              </table:table-cell>
              <table:table-cell office:value-type="float" office:value="0.989021378584388">
                <text:p>0.98902137858438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988502039376776">
                <text:p>0.988502039376776</text:p>
              </table:table-cell>
              <table:table-cell office:value-type="float" office:value="0.988466839425291">
                <text:p>0.98846683942529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98790562645736">
                <text:p>0.98790562645736</text:p>
              </table:table-cell>
              <table:table-cell office:value-type="float" office:value="0.987868600642444">
                <text:p>0.987868600642444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987093796030976">
                <text:p>0.987093796030976</text:p>
              </table:table-cell>
              <table:table-cell office:value-type="float" office:value="0.987054284871697">
                <text:p>0.98705428487169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985563993169057">
                <text:p>0.985563993169057</text:p>
              </table:table-cell>
              <table:table-cell office:value-type="float" office:value="0.98551979865868">
                <text:p>0.98551979865868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984879883107198">
                <text:p>0.984879883107198</text:p>
              </table:table-cell>
              <table:table-cell office:value-type="float" office:value="0.984833594256635">
                <text:p>0.98483359425663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984029091518066">
                <text:p>0.984029091518066</text:p>
              </table:table-cell>
              <table:table-cell office:value-type="float" office:value="0.983980198047115">
                <text:p>0.983980198047115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984297290899296">
                <text:p>0.984297290899296</text:p>
              </table:table-cell>
              <table:table-cell office:value-type="float" office:value="0.984249218496142">
                <text:p>0.984249218496142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983461958243285">
                <text:p>0.983461958243285</text:p>
              </table:table-cell>
              <table:table-cell office:value-type="float" office:value="0.983411328545849">
                <text:p>0.98341132854584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982249514610818">
                <text:p>0.982249514610818</text:p>
              </table:table-cell>
              <table:table-cell office:value-type="float" office:value="0.982195173128445">
                <text:p>0.9821951731284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982180010097479">
                <text:p>0.982180010097479</text:p>
              </table:table-cell>
              <table:table-cell office:value-type="float" office:value="0.982125455833416">
                <text:p>0.98212545583341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98161325985815">
                <text:p>0.98161325985815</text:p>
              </table:table-cell>
              <table:table-cell office:value-type="float" office:value="0.981556970540229">
                <text:p>0.981556970540229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980988876406176">
                <text:p>0.980988876406176</text:p>
              </table:table-cell>
              <table:table-cell office:value-type="float" office:value="0.980930675595606">
                <text:p>0.980930675595606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979634099059111">
                <text:p>0.979634099059111</text:p>
              </table:table-cell>
              <table:table-cell office:value-type="float" office:value="0.979571750721997">
                <text:p>0.979571750721997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979339219295738">
                <text:p>0.979339219295738</text:p>
              </table:table-cell>
              <table:table-cell office:value-type="float" office:value="0.979275968211284">
                <text:p>0.979275968211284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978001724829459">
                <text:p>0.978001724829459</text:p>
              </table:table-cell>
              <table:table-cell office:value-type="float" office:value="0.977934379128415">
                <text:p>0.977934379128415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977516597914009">
                <text:p>0.977516597914009</text:p>
              </table:table-cell>
              <table:table-cell office:value-type="float" office:value="0.977447767041424">
                <text:p>0.97744776704142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976504976591698">
                <text:p>0.976504976591698</text:p>
              </table:table-cell>
              <table:table-cell office:value-type="float" office:value="0.976433048733253">
                <text:p>0.976433048733253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975884284256456">
                <text:p>0.975884284256456</text:p>
              </table:table-cell>
              <table:table-cell office:value-type="float" office:value="0.975810456205377">
                <text:p>0.97581045620537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972687811712351">
                <text:p>0.972687811712351</text:p>
              </table:table-cell>
              <table:table-cell office:value-type="float" office:value="0.972604197953862">
                <text:p>0.972604197953862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971719049215667">
                <text:p>0.971719049215667</text:p>
              </table:table-cell>
              <table:table-cell office:value-type="float" office:value="0.97163246967968">
                <text:p>0.97163246967968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972593921459685">
                <text:p>0.972593921459685</text:p>
              </table:table-cell>
              <table:table-cell office:value-type="float" office:value="0.972510020264802">
                <text:p>0.97251002026480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971851929578013">
                <text:p>0.971851929578013</text:p>
              </table:table-cell>
              <table:table-cell office:value-type="float" office:value="0.971765756843063">
                <text:p>0.97176575684306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970781303028502">
                <text:p>0.970781303028502</text:p>
              </table:table-cell>
              <table:table-cell office:value-type="float" office:value="0.970691852668604">
                <text:p>0.97069185266860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970255541546431">
                <text:p>0.970255541546431</text:p>
              </table:table-cell>
              <table:table-cell office:value-type="float" office:value="0.970164481615995">
                <text:p>0.97016448161599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968362069378119">
                <text:p>0.968362069378119</text:p>
              </table:table-cell>
              <table:table-cell office:value-type="float" office:value="0.96826521275637">
                <text:p>0.96826521275637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966459151473418">
                <text:p>0.966459151473418</text:p>
              </table:table-cell>
              <table:table-cell office:value-type="float" office:value="0.966356469243101">
                <text:p>0.96635646924310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965449681805159">
                <text:p>0.965449681805159</text:p>
              </table:table-cell>
              <table:table-cell office:value-type="float" office:value="0.965343909176073">
                <text:p>0.96534390917607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963867155992295">
                <text:p>0.963867155992295</text:p>
              </table:table-cell>
              <table:table-cell office:value-type="float" office:value="0.963756538605634">
                <text:p>0.963756538605634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962377098754206">
                <text:p>0.962377098754206</text:p>
              </table:table-cell>
              <table:table-cell office:value-type="float" office:value="0.962261919694026">
                <text:p>0.96226191969402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96192424222943">
                <text:p>0.96192424222943</text:p>
              </table:table-cell>
              <table:table-cell office:value-type="float" office:value="0.961807676790551">
                <text:p>0.96180767679055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960294455232327">
                <text:p>0.960294455232327</text:p>
              </table:table-cell>
              <table:table-cell office:value-type="float" office:value="0.960172900350092">
                <text:p>0.9601729003500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